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 fo:font-size="22pt" style:font-size-asian="22pt" style:font-size-complex="22pt"/>
    </style:style>
    <style:style style:name="P2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 fo:font-size="16pt" style:font-size-asian="16pt" style:font-size-complex="16pt"/>
    </style:style>
    <style:style style:name="P3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4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5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  <table:table-row table:style-name="Table1.1"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  <table:table-row table:style-name="Table1.1"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  <table:table-row table:style-name="Table1.1"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  <table:table-row table:style-name="Table1.1"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  <table:table-row table:style-name="Table1.1"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  <table:table-row table:style-name="Table1.1"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  <table:table-row table:style-name="Table1.1"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  <table:table-row table:style-name="Table1.1"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  <table:table-row table:style-name="Table1.1"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">Sanguino v1.0</text:p>
            <text:p text:style-name="P2">Instructions:</text:p>
            <text:p text:style-name="P3">make.sanguino.cc/1.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8-27T15:50:00</dc:date>
    <meta:printed-by>Zachary Smith</meta:printed-by>
    <meta:print-date>2008-08-27T15:49:53</meta:print-date>
    <dc:language>en-US</dc:language>
    <meta:editing-cycles>2</meta:editing-cycles>
    <meta:editing-duration>PT15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150" meta:character-count="1380"/>
  </office:meta>
</office:document-meta>
</file>